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395" officeooo:paragraph-rsid="000d5395"/>
    </style:style>
    <style:style style:name="T1" style:family="text">
      <style:text-properties fo:font-variant="normal" fo:text-transform="none" fo:color="#e3e3e3" loext:opacity="100%" fo:font-family="'Google Sans', Roboto, Arial, sans-serif" fo:font-size="10.5pt" fo:letter-spacing="normal" fo:font-style="normal" fo:font-weight="normal"/>
    </style:style>
    <style:style style:name="T2" style:family="text">
      <style:text-properties fo:font-variant="normal" fo:text-transform="none" fo:color="#e3e3e3" loext:opacity="100%" fo:font-family="'Google Sans', Roboto, Arial, sans-serif" fo:font-size="10.5pt" fo:letter-spacing="normal" fo:font-style="normal" fo:font-weight="normal" officeooo:rsid="000eab1f"/>
    </style:style>
    <style:style style:name="T3" style:family="text">
      <style:text-properties fo:font-variant="normal" fo:text-transform="none" fo:color="#e3e3e3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 DOCUMENTATION ## Prompt-Powered Kickstart: Building a Beginner’s Toolkit for TailwindCSS (Recipe UI with React) **Student Name:** </text:span><text:span text:style-name="T2">Roy vincent</text:span><text:span text:style-name="T1"> **Program:** Moringa School **Project Type:** GenAI Capstone – Beginner’s Toolkit with GenAI --- ## 📍 Overview This documentation describes how I used **Generative AI prompts** to learn **TailwindCSS** and apply it in a simple React project. The aim of the project was to create a beginner-friendly toolkit that helps anyone get started with TailwindCSS by following clear steps and examples. The project focuses on building a **simple recipe card user interface** styled using TailwindCSS utility classes. The UI includes layout styling, background colors, text styling, images, and button hover effects. --- ## 🎯 Project Goal The goals of this project were to: * Learn **TailwindCSS** as a new frontend styling framework * Use **AI prompts** to guide learning and problem-solving * Build a **simple runnable React UI** (recipe card) * Document the setup process so beginners can replicate it * Reflect on how AI improved my learning experience --- ## 🧰 Chosen Technology **Main Technology:** TailwindCSS **Supporting Framework:** React (Vite) ### Why TailwindCSS? I chose TailwindCSS because it uses a utility-first approach that allows styling directly in JSX without writing separate CSS files. This makes it faster to prototype and easier for beginners to understand how styling works. ### End Goal The end goal was to render a clean and visually appealing recipe card UI with: * A centered layout * Light background colors * Styled text and lists * An image and a call-to-action button --- ## 📘 Quick Summary of TailwindCSS **What is TailwindCSS?** TailwindCSS is a utility-first CSS framework that provides predefined classes for styling elements such as colors, fonts, spacing, layout, and responsiveness directly in HTML or JSX. **Where is it used?** TailwindCSS is used in modern web applications, dashboards, landing pages, and component-based UIs built with frameworks like React, Vue, and Next.js. **Real-world example:** Many startup websites and SaaS products use TailwindCSS to quickly build responsive and consistent user interfaces. --- ## 🖥️ System Requirements * Operating System: Linux / Windows / macOS * Node.js (v18 or later) * npm * Code editor (VS Code recommended) * Git and GitHub --- ## ⚙️ Installation &amp; Setup Instructions ### Step 1: Clone the Repository ```bash git clone https://github.com/royvincent580/Recipe-with-tailwind-css-for-react</text:span><text:span text:style-name="T3"> </text:span><text:span text:style-name="T1">cd Recipe-using-TailwindCSS-with-React ``` --- ### Step 2: Create the React App (Vite) ```bash npm create vite@latest . ``` Select: * React * JavaScript Then run: ```bash npm install npm run dev ``` --- ### Step 3: Install TailwindCSS ```bash npm install -D tailwindcss@3 postcss autoprefixer npx tailwindcss init -p ``` --- ### Step 4: Configure TailwindCSS **tailwind.config.js** ```js export default { content: ["./index.html", "./src/**/*.{js,jsx}"], theme: { extend: {}, }, plugins: [], } ``` **src/index.css** ```css @tailwind base; @tailwind components; @tailwind utilities; ``` Restart the development server: ```bash npm run dev ``` --- ## ✅ Minimal Working Example ### Description The minimal working example is a **static recipe card UI** rendered using React and styled with TailwindCSS. The example demonstrates how to apply layout utilities, background colors, text styling, images, and button hover effects. ### Code Example (`src/App.jsx`) ```jsx function App() { return ( &lt;div className="min-h-screen bg-gray-100 flex items-center justify-center"&gt; &lt;div className="bg-white p-6 rounded-xl shadow-lg max-w-sm"&gt; &lt;img src="</text:span><text:a xlink:type="simple" xlink:href="https://source.unsplash.com/400x250/?food" office:target-frame-name="_blank" xlink:show="new" text:style-name="Internet_20_link" text:visited-style-name="Visited_20_Internet_20_Link">https://source.unsplash.com/400x250/?food</text:a><text:span text:style-name="T1">" alt="Recipe" className="rounded-lg mb-4" /&gt; &lt;h1 className="text-2xl font-bold text-gray-800"&gt; Spaghetti Bolognese &lt;/h1&gt; &lt;p className=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3:03:16.928679546</meta:creation-date>
    <dc:date>2025-12-19T19:41:37.438667216</dc:date>
    <meta:editing-duration>PT10M31S</meta:editing-duration>
    <meta:editing-cycles>2</meta:editing-cycles>
    <meta:generator>LibreOffice/25.8.4.2$Linux_X86_64 LibreOffice_project/0366609b1de41a39e1896ae41e33c673f2a73802</meta:generator>
    <meta:document-statistic meta:table-count="0" meta:image-count="0" meta:object-count="0" meta:page-count="1" meta:paragraph-count="1" meta:word-count="550" meta:character-count="3826" meta:non-whitespace-character-count="3276"/>
  </office:meta>
</office:document-meta>
</file>